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aab84" officeooo:paragraph-rsid="000aab84" style:font-size-asian="8.75pt" style:font-size-complex="10pt"/>
    </style:style>
    <style:style style:name="P2" style:family="paragraph" style:parent-style-name="Preformatted_20_Text">
      <style:text-properties fo:font-size="10pt" officeooo:rsid="000aab84" officeooo:paragraph-rsid="000aab84" style:font-size-asian="8.75pt" style:font-size-complex="10pt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кумент для опису запчастин:</text:p>
      <text:p text:style-name="P1"/>
      <text:p text:style-name="P2">&lt;?xml version="1.0"?&gt;</text:p>
      <text:p text:style-name="Preformatted_20_Text">&lt;!DOCTYPE PARTS SYSTEM "parts.dtd"&gt;</text:p>
      <text:p text:style-name="Preformatted_20_Text">&lt;?xml-stylesheet type="text/css" href="xmlpartsstyle.css"?&gt;</text:p>
      <text:p text:style-name="Preformatted_20_Text">&lt;PARTS&gt;</text:p>
      <text:p text:style-name="Preformatted_20_Text"><text:s text:c="3"/>&lt;TITLE&gt;Computer Parts&lt;/TITLE&gt;</text:p>
      <text:p text:style-name="Preformatted_20_Text"><text:s text:c="3"/>&lt;PART&gt;</text:p>
      <text:p text:style-name="Preformatted_20_Text"><text:s text:c="6"/>&lt;ITEM&gt;Motherboard&lt;/ITEM&gt;</text:p>
      <text:p text:style-name="Preformatted_20_Text"><text:s text:c="6"/>&lt;MANUFACTURER&gt;ASUS&lt;/MANUFACTURER&gt;</text:p>
      <text:p text:style-name="Preformatted_20_Text"><text:s text:c="6"/>&lt;MODEL&gt;P3B-F&lt;/MODEL&gt;</text:p>
      <text:p text:style-name="Preformatted_20_Text"><text:s text:c="6"/>&lt;COST&gt; 123.00&lt;/COST&gt;</text:p>
      <text:p text:style-name="Preformatted_20_Text"><text:s text:c="3"/>&lt;/PART&gt;</text:p>
      <text:p text:style-name="Preformatted_20_Text"><text:s text:c="3"/>&lt;PART&gt;</text:p>
      <text:p text:style-name="Preformatted_20_Text"><text:s text:c="6"/>&lt;ITEM&gt;Video Card&lt;/ITEM&gt;</text:p>
      <text:p text:style-name="Preformatted_20_Text"><text:s text:c="6"/>&lt;MANUFACTURER&gt;ATI&lt;/MANUFACTURER&gt;</text:p>
      <text:p text:style-name="Preformatted_20_Text"><text:s text:c="6"/>&lt;MODEL&gt;All-in-Wonder Pro&lt;/MODEL&gt;</text:p>
      <text:p text:style-name="Preformatted_20_Text"><text:s text:c="6"/>&lt;COST&gt; 160.00&lt;/COST&gt;</text:p>
      <text:p text:style-name="Preformatted_20_Text"><text:s text:c="3"/>&lt;/PART&gt;</text:p>
      <text:p text:style-name="Preformatted_20_Text"><text:s text:c="3"/>&lt;PART&gt;</text:p>
      <text:p text:style-name="Preformatted_20_Text"><text:s text:c="6"/>&lt;ITEM&gt;Sound Card&lt;/ITEM&gt;</text:p>
      <text:p text:style-name="Preformatted_20_Text"><text:s text:c="6"/>&lt;MANUFACTURER&gt;Creative Labs&lt;/MANUFACTURER&gt;</text:p>
      <text:p text:style-name="Preformatted_20_Text"><text:s text:c="6"/>&lt;MODEL&gt;Sound Blaster Live&lt;/MODEL&gt;</text:p>
      <text:p text:style-name="Preformatted_20_Text"><text:s text:c="6"/>&lt;COST&gt; 80.00&lt;/COST&gt;</text:p>
      <text:p text:style-name="Preformatted_20_Text"><text:s text:c="3"/>&lt;/PART&gt;</text:p>
      <text:p text:style-name="Preformatted_20_Text"><text:s text:c="3"/>&lt;PART&gt;</text:p>
      <text:p text:style-name="Preformatted_20_Text"><text:s text:c="6"/>&lt;ITEMᡋ inch Monitor&lt;/ITEM&gt;</text:p>
      <text:p text:style-name="Preformatted_20_Text"><text:s text:c="6"/>&lt;MANUFACTURER&gt;LG Electronics&lt;/MANUFACTURER&gt;</text:p>
      <text:p text:style-name="Preformatted_20_Text"><text:s text:c="6"/>&lt;MODEL&gt; 995E&lt;/MODEL&gt;</text:p>
      <text:p text:style-name="Preformatted_20_Text"><text:s text:c="6"/>&lt;COST&gt; 290.00&lt;/COST&gt;</text:p>
      <text:p text:style-name="Preformatted_20_Text"><text:s text:c="3"/>&lt;/PART&gt;</text:p>
      <text:p text:style-name="P3">&lt;/PARTS&gt;</text:p>
      <text:p text:style-name="P1">записка:</text:p>
      <text:p text:style-name="P1">&lt;note&gt;</text:p>
      <text:p text:style-name="P1">&lt;to&gt;Tove&lt;/to&gt;</text:p>
      <text:p text:style-name="P1">&lt;from&gt;Jani&lt;/from&gt;</text:p>
      <text:p text:style-name="P1">&lt;heading&gt;Reminder&lt;/heading&gt;</text:p>
      <text:p text:style-name="P1">&lt;body&gt;Don't forget me this weekend!</text:p>
      <text:p text:style-name="P1">&lt;/body&gt;</text:p>
      <text:p text:style-name="P1">&lt;/note&gt;</text:p>
      <text:p text:style-name="P1"/>
      <text:p text:style-name="P1">меню:</text:p>
      <text:p text:style-name="P1">&lt;breakfast_menu&gt;</text:p>
      <text:p text:style-name="P1">&lt;food&gt;</text:p>
      <text:p text:style-name="P1">&lt;name&gt;Belgian Waffles&lt;/name&gt;</text:p>
      <text:p text:style-name="P1">&lt;price&gt;$5.95&lt;/price&gt;</text:p>
      <text:p text:style-name="P1">&lt;description&gt;Two of our famous Belgian Waffles with plenty of real maple syrup&lt;/description&gt;</text:p>
      <text:p text:style-name="P1">&lt;calories&gt;650&lt;/calories&gt;</text:p>
      <text:p text:style-name="P1">&lt;/food&gt;</text:p>
      <text:p text:style-name="P1">&lt;food&gt;</text:p>
      <text:p text:style-name="P1">&lt;name&gt;Strawberry Belgian Waffles</text:p>
      <text:p text:style-name="P1">&lt;/name&gt;</text:p>
      <text:p text:style-name="P1">&lt;price&gt;$7.95&lt;/price&gt;</text:p>
      <text:p text:style-name="P1">&lt;description&gt;Light Belgian waffles covered with strawberries and whipped cream&lt;/description&gt;</text:p>
      <text:p text:style-name="P1">&lt;calories&gt;900&lt;/calories&gt;</text:p>
      <text:p text:style-name="P1">&lt;/food&gt;</text:p>
      <text:p text:style-name="P1">&lt;/breakfast_menu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2:53:39.964082865</meta:creation-date>
    <dc:date>2017-04-29T23:00:17.745146381</dc:date>
    <meta:editing-duration>PT6M40S</meta:editing-duration>
    <meta:editing-cycles>1</meta:editing-cycles>
    <meta:document-statistic meta:table-count="0" meta:image-count="0" meta:object-count="0" meta:page-count="1" meta:paragraph-count="55" meta:word-count="105" meta:character-count="1316" meta:non-whitespace-character-count="1143"/>
    <meta:generator>LibreOffice/5.1.6.2$Linux_X86_64 LibreOffice_project/10m0$Build-2</meta:generator>
  </office:meta>
</office:document-meta>
</file>